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Neutral" style:data-style-name="N0">
      <style:table-cell-properties fo:background-color="#FFEB9C"/>
      <style:text-properties fo:color="#9C5700"/>
    </style:style>
    <style:style style:name="ce5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6" style:family="table-cell" style:parent-style-name="Default" style:data-style-name="N40"/>
    <style:style style:name="ce7" style:family="table-cell" style:parent-style-name="Default" style:data-style-name="N0">
      <style:table-cell-properties fo:background-color="#8EA9DB"/>
    </style:style>
    <style:style style:name="ce8" style:family="table-cell" style:parent-style-name="Good" style:data-style-name="N0">
      <style:table-cell-properties fo:background-color="#A9D08E"/>
      <style:text-properties fo:color="#006100"/>
    </style:style>
    <style:style style:name="ce9" style:family="table-cell" style:parent-style-name="Neutral" style:data-style-name="N0">
      <style:table-cell-properties fo:background-color="#FFD966"/>
      <style:text-properties fo:color="#9C5700"/>
    </style:style>
    <style:style style:name="ce10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1" style:family="table-cell" style:parent-style-name="Bad" style:data-style-name="N0">
      <style:table-cell-properties fo:border="thin double #3F3F3F" fo:background-color="#FFC7CE"/>
      <style:text-properties fo:color="#9C0006"/>
    </style:style>
    <style:style style:name="ce12" style:family="table-cell" style:parent-style-name="Note" style:data-style-name="N0">
      <style:table-cell-properties fo:border="thin solid #B2B2B2" fo:background-color="#FFFFCC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fo:background-color="#D9E1F2"/>
    </style:style>
    <style:style style:name="ce15" style:family="table-cell" style:parent-style-name="Default" style:data-style-name="N0">
      <style:table-cell-properties fo:background-color="#E2EFDA"/>
    </style:style>
    <style:style style:name="ce16" style:family="table-cell" style:parent-style-name="Default" style:data-style-name="N37">
      <style:table-cell-properties fo:background-color="#FFF2CC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8"/>
    <style:style style:name="ce19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ext-properties fo:color="#FF0000"/>
    </style:style>
    <style:style style:name="ce23" style:family="table-cell" style:parent-style-name="Default" style:data-style-name="N38">
      <style:text-properties fo:color="#FF0000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5" style:family="table-cell" style:parent-style-name="Default" style:data-style-name="N39">
      <style:table-cell-properties style:vertical-align="automatic" fo:background-color="#FFF2CC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27" style:family="table-cell" style:parent-style-name="Default" style:data-style-name="N36">
      <style:table-cell-properties fo:background-color="#FFF2CC"/>
    </style:style>
    <style:style style:name="ce28" style:family="table-cell" style:parent-style-name="Default" style:data-style-name="N36">
      <style:table-cell-properties style:vertical-align="automatic" fo:background-color="#FFF2CC" style:repeat-content="false"/>
      <style:paragraph-properties fo:text-align="end" fo:margin-right="0cm"/>
    </style:style>
    <style:style style:name="ce29" style:family="table-cell" style:parent-style-name="Default" style:data-style-name="N36">
      <style:text-properties fo:color="#FF0000"/>
    </style:style>
    <style:style style:name="ce30" style:family="table-cell" style:parent-style-name="Neutral" style:data-style-name="N0">
      <style:table-cell-properties fo:border="thin solid #7F7F7F" fo:background-color="#FFEB9C"/>
      <style:text-properties fo:color="#9C5700"/>
    </style:style>
    <style:style style:name="ce31" style:family="table-cell" style:parent-style-name="Default" style:data-style-name="N40">
      <style:text-properties fo:color="#FF0000"/>
    </style:style>
    <style:style style:name="ce32" style:family="table-cell" style:parent-style-name="Neutral" style:data-style-name="N38">
      <style:table-cell-properties fo:border="thin solid #7F7F7F" style:vertical-align="automatic" fo:background-color="#FFEB9C" style:repeat-content="false"/>
      <style:paragraph-properties fo:text-align="end" fo:margin-right="0cm"/>
      <style:text-properties fo:color="#FF0000"/>
    </style:style>
    <style:style style:name="ce33" style:family="table-cell" style:parent-style-name="Neutral" style:data-style-name="N36">
      <style:table-cell-properties style:vertical-align="automatic" fo:background-color="#FFEB9C" style:repeat-content="false"/>
      <style:paragraph-properties fo:text-align="end" fo:margin-right="0cm"/>
      <style:text-properties fo:color="#FF0000"/>
    </style:style>
    <style:style style:name="ce34" style:family="table-cell" style:parent-style-name="Input" style:data-style-name="N38">
      <style:table-cell-properties fo:border="thin solid #7F7F7F" fo:background-color="#FFCC99"/>
      <style:text-properties fo:color="#FF0000"/>
    </style:style>
    <style:style style:name="ce35" style:family="table-cell" style:parent-style-name="Input" style:data-style-name="N36">
      <style:table-cell-properties fo:border="thin solid #7F7F7F" fo:background-color="#FFCC99"/>
      <style:text-properties fo:color="#FF0000"/>
    </style:style>
    <style:style style:name="ce36" style:family="table-cell" style:parent-style-name="Default" style:data-style-name="N43"/>
    <style:style style:name="ce37" style:family="table-cell" style:parent-style-name="Default" style:data-style-name="N42"/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37">
      <style:table-cell-properties style:vertical-align="automatic" fo:background-color="#FFF2CC" style:repeat-content="false"/>
      <style:paragraph-properties fo:text-align="end" fo:margin-right="0cm"/>
    </style:style>
    <style:style style:name="ce41" style:family="table-cell" style:parent-style-name="Default" style:data-style-name="N43">
      <style:text-properties fo:color="#FF0000"/>
    </style:style>
    <style:style style:name="ce42" style:family="table-cell" style:parent-style-name="Default" style:data-style-name="N42">
      <style:text-properties fo:color="#FF0000"/>
    </style:style>
    <style:style style:name="ce4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44">
      <style:table-cell-properties style:vertical-align="automatic" fo:background-color="#FFF2CC" style:repeat-content="false"/>
      <style:paragraph-properties fo:text-align="end" fo:margin-right="0cm"/>
    </style:style>
    <style:style style:name="ce45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41"/>
    <style:style style:name="ce47" style:family="table-cell" style:parent-style-name="Default" style:data-style-name="N37">
      <style:text-properties fo:color="#FF0000"/>
    </style:style>
    <style:style style:name="ce48" style:family="table-cell" style:parent-style-name="Neutral" style:data-style-name="N41">
      <style:table-cell-properties fo:background-color="#FFF2CC"/>
      <style:text-properties fo:color="#000000"/>
    </style:style>
    <style:style style:name="ce49" style:family="table-cell" style:parent-style-name="Default" style:data-style-name="N12">
      <style:table-cell-properties fo:background-color="#FFF2CC"/>
    </style:style>
    <style:style style:name="ce50" style:family="table-cell" style:parent-style-name="Default" style:data-style-name="N12"/>
    <style:style style:name="ce51" style:family="table-cell" style:parent-style-name="Default" style:data-style-name="N10"/>
    <style:style style:name="ce52" style:family="table-cell" style:parent-style-name="Default" style:data-style-name="N12">
      <style:table-cell-properties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12">
      <style:table-cell-properties style:vertical-align="automatic" fo:background-color="#FFF2CC" style:repeat-content="false"/>
      <style:paragraph-properties fo:text-align="end" fo:margin-right="0cm"/>
    </style:style>
    <style:style style:name="co1" style:family="table-column">
      <style:table-column-properties fo:break-before="auto" style:column-width="8.699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18.9653333333333cm"/>
    </style:style>
    <style:style style:name="co5" style:family="table-column">
      <style:table-column-properties fo:break-before="auto" style:column-width="3.238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4.42383333333333cm"/>
    </style:style>
    <style:style style:name="co9" style:family="table-column">
      <style:table-column-properties fo:break-before="auto" style:column-width="3.407833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2">
            <text:p>Kickstarter</text:p>
          </table:table-cell>
          <table:table-cell table:number-columns-repeated="4" table:style-name="ce1"/>
          <table:table-cell office:value-type="string" table:style-name="ce1">
            <text:p>MSRP = €15.9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Softwares<text:s/>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roject Cost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Visual Studio</text:p>
          </table:table-cell>
          <table:table-cell office:value-type="currency" office:value="0" table:style-name="ce6">
            <text:p>€ 0</text:p>
          </table:table-cell>
          <table:table-cell office:value-type="currency" office:value="0" table:style-name="ce6">
            <text:p>€ 0</text:p>
          </table:table-cell>
          <table:table-cell office:value-type="string" table:style-name="ce1">
            <text:p>Free up to $100,0000 in revenue</text:p>
          </table:table-cell>
          <table:table-cell office:value-type="string" table:style-name="ce7">
            <text:p>Month</text:p>
          </table:table-cell>
          <table:table-cell office:value-type="string" table:style-name="ce8">
            <text:p>Projected Sales</text:p>
          </table:table-cell>
          <table:table-cell office:value-type="string" table:style-name="ce9">
            <text:p>Company Cashflow</text:p>
          </table:table-cell>
          <table:table-cell office:value-type="string" table:style-name="ce10">
            <text:p>Total<text:s/></text:p>
          </table:table-cell>
          <table:table-cell office:value-type="string" table:style-name="ce11">
            <text:p>Owed</text:p>
          </table:table-cell>
          <table:table-cell office:value-type="string" table:style-name="ce5">
            <text:p>ROI</text:p>
          </table:table-cell>
          <table:table-cell office:value-type="string" table:style-name="ce12">
            <text:p>Turnover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ubstance Suite</text:p>
          </table:table-cell>
          <table:table-cell office:value-type="currency" office:value="299.7" table:style-name="ce13">
            <text:p>€ 299,70</text:p>
          </table:table-cell>
          <table:table-cell office:value-type="currency" office:value="1798.1999999999998" table:formula="of:=299.7*6" table:style-name="ce13">
            <text:p>€ 1.798,20</text:p>
          </table:table-cell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currency" office:value="13198.288" table:formula="of:=[.C40]+[.C36]+[.C29]+[.C24]+[.C17]+[.C13]+[.C7]" table:style-name="ce16">
            <text:p>€ 13.198,29</text:p>
          </table:table-cell>
          <table:table-cell office:value-type="string" table:style-name="ce17">
            <text:p>€10638.7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13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todesk Maya</text:p>
          </table:table-cell>
          <table:table-cell office:value-type="currency" office:value="508.25" table:style-name="ce18">
            <text:p>€ 508,25</text:p>
          </table:table-cell>
          <table:table-cell office:value-type="currency" office:value="3049.5" table:formula="of:=508.25*6" table:style-name="ce13">
            <text:p>€ 3.049,50</text:p>
          </table:table-cell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0" table:style-name="ce15">
            <text:p>0</text:p>
          </table:table-cell>
          <table:table-cell office:value-type="string" table:style-name="ce19">
            <text:p><text:s/>€ 10638.75</text:p>
          </table:table-cell>
          <table:table-cell office:value-type="string" table:style-name="ce20">
            <text:p><text:s/>€ 9294.6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13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obe Suite</text:p>
          </table:table-cell>
          <table:table-cell office:value-type="currency" office:value="69.989999999999995" table:style-name="ce13">
            <text:p>€ 69,99</text:p>
          </table:table-cell>
          <table:table-cell office:value-type="currency" office:value="419.98800000000006" table:formula="of:=69.998*6" table:style-name="ce21">
            <text:p>€ 419,99</text:p>
          </table:table-cell>
          <table:table-cell table:style-name="ce1"/>
          <table:table-cell office:value-type="float" office:value="3" table:style-name="ce14">
            <text:p>3</text:p>
          </table:table-cell>
          <table:table-cell office:value-type="float" office:value="0" table:style-name="ce15">
            <text:p>0</text:p>
          </table:table-cell>
          <table:table-cell office:value-type="string" table:style-name="ce19">
            <text:p>€9294.61</text:p>
          </table:table-cell>
          <table:table-cell office:value-type="string" table:style-name="ce20">
            <text:p>€7950.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13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Yearly Software Costs</text:p>
          </table:table-cell>
          <table:table-cell table:style-name="ce1"/>
          <table:table-cell office:value-type="currency" office:value="5267.6880000000001" table:formula="of:=SUM([.C3:.C6])" table:style-name="ce23">
            <text:p>€ 5.267,69</text:p>
          </table:table-cell>
          <table:table-cell table:style-name="ce1"/>
          <table:table-cell office:value-type="float" office:value="4" table:style-name="ce14">
            <text:p>4</text:p>
          </table:table-cell>
          <table:table-cell office:value-type="float" office:value="0" table:style-name="ce15">
            <text:p>0</text:p>
          </table:table-cell>
          <table:table-cell office:value-type="string" office:string-value="€7950.47" table:formula="of:=[.H6]" table:style-name="ce19">
            <text:p>€7950.47</text:p>
          </table:table-cell>
          <table:table-cell office:value-type="string" table:style-name="ce20">
            <text:p>€6606.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13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Monthly Software Costs</text:p>
          </table:table-cell>
          <table:table-cell office:value-type="float" office:value="877.94" table:formula="of:=SUM([.B3:.B6])" table:style-name="ce22">
            <text:p>877,94</text:p>
          </table:table-cell>
          <table:table-cell table:number-columns-repeated="2" table:style-name="ce1"/>
          <table:table-cell office:value-type="float" office:value="5" table:style-name="ce14">
            <text:p>5</text:p>
          </table:table-cell>
          <table:table-cell office:value-type="float" office:value="0" table:style-name="ce15">
            <text:p>0</text:p>
          </table:table-cell>
          <table:table-cell office:value-type="string" office:string-value="€6606.33" table:formula="of:=[.H7]" table:style-name="ce19">
            <text:p>€6606.33</text:p>
          </table:table-cell>
          <table:table-cell office:value-type="string" table:style-name="ce24">
            <text:p>€1344.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13">
            <text:p>€ 0,00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6" table:style-name="ce14">
            <text:p>6</text:p>
          </table:table-cell>
          <table:table-cell office:value-type="float" office:value="5000" table:style-name="ce15">
            <text:p>5000</text:p>
          </table:table-cell>
          <table:table-cell office:value-type="currency" office:value="55965" table:style-name="ce25">
            <text:p>€ 55.965,00</text:p>
          </table:table-cell>
          <table:table-cell office:value-type="currency" office:value="54620.86" table:style-name="ce26">
            <text:p>€ 54.620,8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54620.86" table:style-name="ce13">
            <text:p>€ 54.620,8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ne Time Purchase Softwares</text:p>
          </table:table-cell>
          <table:table-cell table:style-name="ce4"/>
          <table:table-cell office:value-type="string" table:style-name="ce5">
            <text:p>Cost</text:p>
          </table:table-cell>
          <table:table-cell table:style-name="ce1"/>
          <table:table-cell office:value-type="float" office:value="7" table:style-name="ce14">
            <text:p>7</text:p>
          </table:table-cell>
          <table:table-cell office:value-type="float" office:value="1250" table:style-name="ce15">
            <text:p>1250</text:p>
          </table:table-cell>
          <table:table-cell office:value-type="currency" office:value="69956.25" table:style-name="ce27">
            <text:p>€ 69.956,25</text:p>
          </table:table-cell>
          <table:table-cell office:value-type="currency" office:value="68612.11" table:style-name="ce13">
            <text:p>€ 68.612,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68612.11" table:style-name="ce13">
            <text:p>€ 68.612,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leton Live</text:p>
          </table:table-cell>
          <table:table-cell table:style-name="ce1"/>
          <table:table-cell office:value-type="currency" office:value="349" table:style-name="ce13">
            <text:p>€ 349,00</text:p>
          </table:table-cell>
          <table:table-cell table:style-name="ce1"/>
          <table:table-cell office:value-type="float" office:value="8" table:style-name="ce14">
            <text:p>8</text:p>
          </table:table-cell>
          <table:table-cell office:value-type="float" office:value="556" table:style-name="ce15">
            <text:p>556</text:p>
          </table:table-cell>
          <table:table-cell office:value-type="currency" office:value="74830.45" table:style-name="ce27">
            <text:p>€ 74.830,45</text:p>
          </table:table-cell>
          <table:table-cell office:value-type="currency" office:value="73486.3" table:style-name="ce26">
            <text:p>€ 73.486,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3486.3" table:style-name="ce26">
            <text:p>€ 73.486,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Klang</text:p>
          </table:table-cell>
          <table:table-cell table:style-name="ce1"/>
          <table:table-cell office:value-type="currency" office:value="290" table:style-name="ce13">
            <text:p>€ 290,00</text:p>
          </table:table-cell>
          <table:table-cell office:value-type="string" table:style-name="ce1">
            <text:p>For use on one project</text:p>
          </table:table-cell>
          <table:table-cell office:value-type="float" office:value="9" table:style-name="ce14">
            <text:p>9</text:p>
          </table:table-cell>
          <table:table-cell office:value-type="float" office:value="313" table:style-name="ce15">
            <text:p>313</text:p>
          </table:table-cell>
          <table:table-cell office:value-type="currency" office:value="76984.12" table:style-name="ce27">
            <text:p>€ 76.984,12</text:p>
          </table:table-cell>
          <table:table-cell office:value-type="currency" office:value="75639.98" table:style-name="ce13">
            <text:p>€ 75.639,9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5639.98" table:style-name="ce13">
            <text:p>€ 75.639,98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Costs of One time purchase Software</text:p>
          </table:table-cell>
          <table:table-cell table:style-name="ce1"/>
          <table:table-cell office:value-type="currency" office:value="639" table:formula="of:=SUM([.C11:.C12])" table:style-name="ce23">
            <text:p>€ 639,00</text:p>
          </table:table-cell>
          <table:table-cell table:style-name="ce1"/>
          <table:table-cell office:value-type="float" office:value="10" table:style-name="ce14">
            <text:p>10</text:p>
          </table:table-cell>
          <table:table-cell office:value-type="float" office:value="200" table:style-name="ce15">
            <text:p>200</text:p>
          </table:table-cell>
          <table:table-cell office:value-type="string" table:style-name="ce28">
            <text:p>€77.878.58</text:p>
          </table:table-cell>
          <table:table-cell office:value-type="currency" office:value="76534.429999999993" table:style-name="ce13">
            <text:p>€ 76.534,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6534.429999999993" table:style-name="ce13">
            <text:p>€ 76.534,43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11" table:style-name="ce14">
            <text:p>11</text:p>
          </table:table-cell>
          <table:table-cell office:value-type="float" office:value="139" table:style-name="ce15">
            <text:p>139</text:p>
          </table:table-cell>
          <table:table-cell office:value-type="string" table:style-name="ce19">
            <text:p>€78,089.02</text:p>
          </table:table-cell>
          <table:table-cell office:value-type="string" table:style-name="ce20">
            <text:p>€76,744.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20">
            <text:p>€76,744.8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emises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er Half Year</text:p>
          </table:table-cell>
          <table:table-cell table:style-name="ce1"/>
          <table:table-cell office:value-type="float" office:value="12" table:style-name="ce14">
            <text:p>12</text:p>
          </table:table-cell>
          <table:table-cell office:value-type="float" office:value="102" table:style-name="ce15">
            <text:p>102</text:p>
          </table:table-cell>
          <table:table-cell office:value-type="string" table:style-name="ce19">
            <text:p>€77,887.01</text:p>
          </table:table-cell>
          <table:table-cell office:value-type="string" table:style-name="ce20">
            <text:p>€76,542.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20">
            <text:p>€76,542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.H Tromplaan 47, Enschede</text:p>
          </table:table-cell>
          <table:table-cell office:value-type="currency" office:value="425" table:style-name="ce13">
            <text:p>€ 425,00</text:p>
          </table:table-cell>
          <table:table-cell office:value-type="currency" office:value="2550" table:formula="of:=425*6" table:style-name="ce13">
            <text:p>€ 2.550,00</text:p>
          </table:table-cell>
          <table:table-cell office:value-type="string" table:style-name="ce1">
            <text:p>An all inclusive cost for all service costs and utilities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2">
            <text:p>Total Yearly costs of Premises</text:p>
          </table:table-cell>
          <table:table-cell table:style-name="ce1"/>
          <table:table-cell office:value-type="currency" office:value="2550" table:formula="of:=425*6" table:style-name="ce29">
            <text:p>€ 2.550,00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otal Monthly of Premises</text:p>
          </table:table-cell>
          <table:table-cell office:value-type="currency" office:value="425" table:style-name="ce29">
            <text:p>€ 425,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quipment</text:p>
          </table:table-cell>
          <table:table-cell table:style-name="ce30"/>
          <table:table-cell office:value-type="string" table:style-name="ce5">
            <text:p>Cos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i Keyboard</text:p>
          </table:table-cell>
          <table:table-cell table:style-name="ce1"/>
          <table:table-cell office:value-type="currency" office:value="79" table:style-name="ce13">
            <text:p>€ 79,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ks</text:p>
          </table:table-cell>
          <table:table-cell table:style-name="ce1"/>
          <table:table-cell office:value-type="currency" office:value="419.7" table:style-name="ce13">
            <text:p>€ 419,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k Chairs</text:p>
          </table:table-cell>
          <table:table-cell table:style-name="ce1"/>
          <table:table-cell office:value-type="currency" office:value="77.7" table:style-name="ce13">
            <text:p>€ 77,70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otal Cost of Equipment</text:p>
          </table:table-cell>
          <table:table-cell table:style-name="ce1"/>
          <table:table-cell office:value-type="currency" office:value="576.4" table:formula="of:=SUM([.C21:.C23])" table:style-name="ce29">
            <text:p>€ 576,4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urance</text:p>
          </table:table-cell>
          <table:table-cell office:value-type="string" table:style-name="ce30">
            <text:p>Per Month</text:p>
          </table:table-cell>
          <table:table-cell office:value-type="string" table:style-name="ce5">
            <text:p>Per Half ye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ability Insurance</text:p>
          </table:table-cell>
          <table:table-cell office:value-type="currency" office:value="10.6" table:style-name="ce13">
            <text:p>€ 10,60</text:p>
          </table:table-cell>
          <table:table-cell office:value-type="currency" office:value="63.599999999999994" table:formula="of:=10.6*6" table:style-name="ce13">
            <text:p>€ 63,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kers Compensation Insurance</text:p>
          </table:table-cell>
          <table:table-cell office:value-type="currency" office:value="30.6" table:style-name="ce13">
            <text:p>€ 30,60</text:p>
          </table:table-cell>
          <table:table-cell office:value-type="currency" office:value="183.60000000000002" table:formula="of:=30.6*6" table:style-name="ce13">
            <text:p>€ 183,60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otal Yearly cost of Insurance</text:p>
          </table:table-cell>
          <table:table-cell table:style-name="ce1"/>
          <table:table-cell office:value-type="float" office:value="247.20000000000002" table:formula="of:=SUM([.C27:.C28])" table:style-name="ce22">
            <text:p>247,2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otal Monthly Cost of Insurance</text:p>
          </table:table-cell>
          <table:table-cell office:value-type="float" office:value="41.2" table:formula="of:=SUM([.B27:.B28])" table:style-name="ce22">
            <text:p>41,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arketing</text:p>
          </table:table-cell>
          <table:table-cell table:style-name="ce4"/>
          <table:table-cell office:value-type="string" table:style-name="ce5">
            <text:p>Campaign 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Ads</text:p>
          </table:table-cell>
          <table:table-cell table:style-name="ce1"/>
          <table:table-cell office:value-type="currency" office:value="608" table:style-name="ce13">
            <text:p>€ 608,00</text:p>
          </table:table-cell>
          <table:table-cell office:value-type="string" table:style-name="ce1">
            <text:p>1 month campaign reaching 25,000(up to 200 clicks) people per day to the steam p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outube Sponsored Videos</text:p>
          </table:table-cell>
          <table:table-cell table:style-name="ce1"/>
          <table:table-cell office:value-type="currency" office:value="3000" table:style-name="ce13">
            <text:p>€ 3.000,00</text:p>
          </table:table-cell>
          <table:table-cell office:value-type="string" table:style-name="ce1">
            <text:p>3 Youtubers releasing 3 videos playing the game in the days before the release (Audience size 100,000 - 3m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cebook Ad</text:p>
          </table:table-cell>
          <table:table-cell table:style-name="ce1"/>
          <table:table-cell office:value-type="currency" office:value="210" table:style-name="ce6">
            <text:p>€ 210</text:p>
          </table:table-cell>
          <table:table-cell office:value-type="string" table:style-name="ce1">
            <text:p>500 clicks per day one week after release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Total Marketing Costs:</text:p>
          </table:table-cell>
          <table:table-cell table:style-name="ce1"/>
          <table:table-cell office:value-type="currency" office:value="3818" table:formula="of:=[.C33]+[.C34]+[.C35]" table:style-name="ce29">
            <text:p>€ 3.818,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tribution Cost</text:p>
          </table:table-cell>
          <table:table-cell table:style-name="ce4"/>
          <table:table-cell office:value-type="string" table:style-name="ce5">
            <text:p>One Off Pay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eam</text:p>
          </table:table-cell>
          <table:table-cell table:style-name="ce1"/>
          <table:table-cell office:value-type="currency" office:value="100" table:style-name="ce6">
            <text:p>€ 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Distribution Cost</text:p>
          </table:table-cell>
          <table:table-cell table:style-name="ce1"/>
          <table:table-cell office:value-type="currency" office:value="100" table:style-name="ce31">
            <text:p>€ 1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 Cost of Production before VAT P/M</text:p>
          </table:table-cell>
          <table:table-cell office:value-type="currency" office:value="1344.14" table:formula="of:=[.B30]+[.B18]+[.B8]" table:style-name="ce32">
            <text:p>€ 1.344,14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3"/>
          <table:table-cell table:style-name="ce33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before VAT P/Y</text:p>
          </table:table-cell>
          <table:table-cell table:style-name="ce4"/>
          <table:table-cell office:value-type="currency" office:value="13198.288" table:formula="of:=[.C40]+[.C36]+[.C29]+[.C24]+[.C17]+[.C13]+[.C7]" table:style-name="ce34">
            <text:p>€ 13.198,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After VAT P/Y</text:p>
          </table:table-cell>
          <table:table-cell table:style-name="ce4"/>
          <table:table-cell office:value-type="currency" office:value="11784.927520000001" table:formula="of:=((([.C7]+[.C13]+[.C24]+[.C29])/100)*79) + [.C40]+[.C36]+[.C17]" table:style-name="ce35">
            <text:p>€ 11.784,9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vest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oftwares<text:s/>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roject Cos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ual Studio</text:p>
          </table:table-cell>
          <table:table-cell office:value-type="currency" office:value="0" table:style-name="ce6">
            <text:p>€ 0</text:p>
          </table:table-cell>
          <table:table-cell office:value-type="currency" office:value="0" table:style-name="ce6">
            <text:p>€ 0</text:p>
          </table:table-cell>
          <table:table-cell office:value-type="string" table:style-name="ce1">
            <text:p>Free up to $100,0000 in reven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bstance Suite</text:p>
          </table:table-cell>
          <table:table-cell office:value-type="currency" office:value="299.7" table:style-name="ce13">
            <text:p>€ 299,70</text:p>
          </table:table-cell>
          <table:table-cell office:value-type="currency" office:value="1798.1999999999998" table:formula="of:=299.7*6" table:style-name="ce13">
            <text:p>€ 1.798,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odesk Maya</text:p>
          </table:table-cell>
          <table:table-cell office:value-type="currency" office:value="508.25" table:style-name="ce18">
            <text:p>€ 508,25</text:p>
          </table:table-cell>
          <table:table-cell office:value-type="currency" office:value="3049.5" table:formula="of:=508.25*6" table:style-name="ce13">
            <text:p>€ 3.049,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obe Suite</text:p>
          </table:table-cell>
          <table:table-cell office:value-type="currency" office:value="69.989999999999995" table:style-name="ce13">
            <text:p>€ 69,99</text:p>
          </table:table-cell>
          <table:table-cell office:value-type="currency" office:value="419.98800000000006" table:formula="of:=69.998*6" table:style-name="ce21">
            <text:p>€ 419,99</text:p>
          </table:table-cell>
          <table:table-cell table:number-columns-repeated="6" table:style-name="ce1"/>
          <table:table-cell office:value-type="string" table:style-name="ce1">
            <text:p>4,944,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2">
            <text:p>Total Yearly Software Costs</text:p>
          </table:table-cell>
          <table:table-cell table:style-name="ce1"/>
          <table:table-cell office:value-type="currency" office:value="10535.376" table:formula="of:=SUM([.C49:.C52])*2" table:style-name="ce23">
            <text:p>€ 10.535,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Monthly Software Costs</text:p>
          </table:table-cell>
          <table:table-cell office:value-type="float" office:value="877.94" table:formula="of:=SUM([.B49:.B52])" table:style-name="ce22">
            <text:p>877,9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alary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er Projec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lyn Leine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Rob O'connor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style-name="ce1"/>
          <table:table-cell office:value-type="string" table:style-name="ce7">
            <text:p>Month</text:p>
          </table:table-cell>
          <table:table-cell office:value-type="string" table:style-name="ce8">
            <text:p>Projected Sales</text:p>
          </table:table-cell>
          <table:table-cell office:value-type="string" table:style-name="ce9">
            <text:p>Company Cashflow</text:p>
          </table:table-cell>
          <table:table-cell office:value-type="string" table:style-name="ce10">
            <text:p>Total<text:s/></text:p>
          </table:table-cell>
          <table:table-cell office:value-type="string" table:style-name="ce11">
            <text:p>Owed</text:p>
          </table:table-cell>
          <table:table-cell office:value-type="string" table:style-name="ce5">
            <text:p>ROI</text:p>
          </table:table-cell>
          <table:table-cell office:value-type="string" table:style-name="ce12">
            <text:p>Turnover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rjen de Aldrey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currency" office:value="95000" table:style-name="ce16">
            <text:p>€ 95.000,00</text:p>
          </table:table-cell>
          <table:table-cell office:value-type="currency" office:value="88840.46" table:formula="of:=[.G59]-4944.14-[.C79]-[.C68]" table:style-name="ce17">
            <text:p>€ 88.840,46</text:p>
          </table:table-cell>
          <table:table-cell office:value-type="currency" office:value="95000" table:formula="of:=[.G59]" table:style-name="ce38">
            <text:p>€ 95.000,00</text:p>
          </table:table-cell>
          <table:table-cell office:value-type="currency" office:value="0" table:style-name="ce36">
            <text:p>€ 0</text:p>
          </table:table-cell>
          <table:table-cell office:value-type="currency" office:value="-95000" table:formula="of:=-[.I59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wan Ramsey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0" table:style-name="ce15">
            <text:p>0</text:p>
          </table:table-cell>
          <table:table-cell office:value-type="currency" office:value="88840.46" table:formula="of:=[.H59]" table:style-name="ce28">
            <text:p>€ 88.840,46</text:p>
          </table:table-cell>
          <table:table-cell office:value-type="currency" office:value="83896.320000000007" table:formula="of:=[.G60]-[.B106]" table:style-name="ce39">
            <text:p>€ 83.896,32</text:p>
          </table:table-cell>
          <table:table-cell office:value-type="string" table:style-name="ce20">
            <text:p>€95,000,00</text:p>
          </table:table-cell>
          <table:table-cell office:value-type="currency" office:value="0" table:style-name="ce36">
            <text:p>€ 0</text:p>
          </table:table-cell>
          <table:table-cell office:value-type="currency" office:value="-95000" table:formula="of:=[.K59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umam Abud Allah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style-name="ce1"/>
          <table:table-cell office:value-type="float" office:value="3" table:style-name="ce14">
            <text:p>3</text:p>
          </table:table-cell>
          <table:table-cell office:value-type="float" office:value="0" table:style-name="ce15">
            <text:p>0</text:p>
          </table:table-cell>
          <table:table-cell office:value-type="currency" office:value="83896.320000000007" table:formula="of:=[.H60]" table:style-name="ce40">
            <text:p>€ 83.896,32</text:p>
          </table:table-cell>
          <table:table-cell office:value-type="currency" office:value="78952.180000000008" table:formula="of:=[.G61]-[.B106]" table:style-name="ce39">
            <text:p>€ 78.952,18</text:p>
          </table:table-cell>
          <table:table-cell office:value-type="string" office:string-value="€95,000,00" table:formula="of:=[.I60]" table:style-name="ce20">
            <text:p>€95,000,00</text:p>
          </table:table-cell>
          <table:table-cell office:value-type="currency" office:value="0" table:style-name="ce36">
            <text:p>€ 0</text:p>
          </table:table-cell>
          <table:table-cell office:value-type="currency" office:value="-95000" table:formula="of:=[.K60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nya Schrijver</text:p>
          </table:table-cell>
          <table:table-cell office:value-type="currency" office:value="600" table:style-name="ce36">
            <text:p>€ 600</text:p>
          </table:table-cell>
          <table:table-cell office:value-type="currency" office:value="7.2" table:style-name="ce37">
            <text:p>€ 7,200</text:p>
          </table:table-cell>
          <table:table-cell table:style-name="ce1"/>
          <table:table-cell office:value-type="float" office:value="4" table:style-name="ce14">
            <text:p>4</text:p>
          </table:table-cell>
          <table:table-cell office:value-type="float" office:value="0" table:style-name="ce15">
            <text:p>0</text:p>
          </table:table-cell>
          <table:table-cell office:value-type="currency" office:value="78952.180000000008" table:formula="of:=[.H61]" table:style-name="ce40">
            <text:p>€ 78.952,18</text:p>
          </table:table-cell>
          <table:table-cell office:value-type="currency" office:value="74008.040000000008" table:formula="of:=[.G62]-[.B106]" table:style-name="ce39">
            <text:p>€ 74.008,04</text:p>
          </table:table-cell>
          <table:table-cell office:value-type="string" office:string-value="€95,000,00" table:formula="of:=[.I61]" table:style-name="ce20">
            <text:p>€95,000,00</text:p>
          </table:table-cell>
          <table:table-cell office:value-type="currency" office:value="0" table:formula="of:=[.J61]" table:style-name="ce36">
            <text:p>€ 0</text:p>
          </table:table-cell>
          <table:table-cell office:value-type="currency" office:value="-95000" table:formula="of:=[.K61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 Salary</text:p>
          </table:table-cell>
          <table:table-cell office:value-type="currency" office:value="3600" table:style-name="ce41">
            <text:p>€ 3.600</text:p>
          </table:table-cell>
          <table:table-cell office:value-type="currency" office:value="43.2" table:style-name="ce42">
            <text:p>€ 43,200</text:p>
          </table:table-cell>
          <table:table-cell table:style-name="ce1"/>
          <table:table-cell office:value-type="float" office:value="5" table:style-name="ce14">
            <text:p>5</text:p>
          </table:table-cell>
          <table:table-cell office:value-type="float" office:value="0" table:style-name="ce15">
            <text:p>0</text:p>
          </table:table-cell>
          <table:table-cell office:value-type="currency" office:value="74008.040000000008" table:formula="of:=[.H62]" table:style-name="ce40">
            <text:p>€ 74.008,04</text:p>
          </table:table-cell>
          <table:table-cell office:value-type="currency" office:value="69063.900000000009" table:formula="of:=[.G63]-[.B106]" table:style-name="ce43">
            <text:p>€ 69.063,90</text:p>
          </table:table-cell>
          <table:table-cell office:value-type="string" office:string-value="€95,000,00" table:formula="of:=[.I62]" table:style-name="ce20">
            <text:p>€95,000,00</text:p>
          </table:table-cell>
          <table:table-cell office:value-type="currency" office:value="0" table:formula="of:=[.J62]" table:style-name="ce36">
            <text:p>€ 0</text:p>
          </table:table-cell>
          <table:table-cell office:value-type="currency" office:value="-95000" table:formula="of:=[.K62]" table:style-name="ce13">
            <text:p>€ -95.000,00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6" table:style-name="ce14">
            <text:p>6</text:p>
          </table:table-cell>
          <table:table-cell office:value-type="float" office:value="0" table:style-name="ce15">
            <text:p>0</text:p>
          </table:table-cell>
          <table:table-cell office:value-type="currency" office:value="69063.900000000009" table:formula="of:=[.H63]" table:style-name="ce25">
            <text:p>€ 69.063,90</text:p>
          </table:table-cell>
          <table:table-cell office:value-type="currency" office:value="64119.760000000009" table:formula="of:=[.G64]-[.B106]" table:style-name="ce26">
            <text:p>€ 64.119,76</text:p>
          </table:table-cell>
          <table:table-cell office:value-type="string" office:string-value="€95,000,00" table:formula="of:=[.I63]" table:style-name="ce20">
            <text:p>€95,000,00</text:p>
          </table:table-cell>
          <table:table-cell office:value-type="currency" office:value="0" table:formula="of:=[.J63]" table:style-name="ce36">
            <text:p>€ 0</text:p>
          </table:table-cell>
          <table:table-cell office:value-type="currency" office:value="-95000" table:formula="of:=[.K63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ne Time Purchase Softwares</text:p>
          </table:table-cell>
          <table:table-cell table:style-name="ce4"/>
          <table:table-cell office:value-type="string" table:style-name="ce5">
            <text:p>Cost</text:p>
          </table:table-cell>
          <table:table-cell table:style-name="ce1"/>
          <table:table-cell office:value-type="float" office:value="7" table:style-name="ce14">
            <text:p>7</text:p>
          </table:table-cell>
          <table:table-cell office:value-type="float" office:value="0" table:style-name="ce15">
            <text:p>0</text:p>
          </table:table-cell>
          <table:table-cell office:value-type="currency" office:value="64119.760000000009" table:formula="of:=[.H64]" table:style-name="ce27">
            <text:p>€ 64.119,76</text:p>
          </table:table-cell>
          <table:table-cell office:value-type="currency" office:value="59175.62000000001" table:formula="of:=[.G65]-[.B106]" table:style-name="ce13">
            <text:p>€ 59.175,62</text:p>
          </table:table-cell>
          <table:table-cell office:value-type="currency" office:value="95000" table:formula="of:=[.I59]" table:style-name="ce38">
            <text:p>€ 95.000,00</text:p>
          </table:table-cell>
          <table:table-cell office:value-type="currency" office:value="0" table:formula="of:=[.J64]" table:style-name="ce36">
            <text:p>€ 0</text:p>
          </table:table-cell>
          <table:table-cell office:value-type="currency" office:value="-95000" table:formula="of:=[.K64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leton Live</text:p>
          </table:table-cell>
          <table:table-cell table:style-name="ce1"/>
          <table:table-cell office:value-type="currency" office:value="349" table:style-name="ce13">
            <text:p>€ 349,00</text:p>
          </table:table-cell>
          <table:table-cell table:style-name="ce1"/>
          <table:table-cell office:value-type="float" office:value="8" table:style-name="ce14">
            <text:p>8</text:p>
          </table:table-cell>
          <table:table-cell office:value-type="float" office:value="0" table:style-name="ce15">
            <text:p>0</text:p>
          </table:table-cell>
          <table:table-cell office:value-type="currency" office:value="59175.62000000001" table:formula="of:=[.H65]" table:style-name="ce27">
            <text:p>€ 59.175,62</text:p>
          </table:table-cell>
          <table:table-cell office:value-type="currency" office:value="54231.48000000001" table:formula="of:=[.G66]-[.B106]" table:style-name="ce26">
            <text:p>€ 54.231,48</text:p>
          </table:table-cell>
          <table:table-cell office:value-type="currency" office:value="95000" table:formula="of:=[.I65]" table:style-name="ce38">
            <text:p>€ 95.000,00</text:p>
          </table:table-cell>
          <table:table-cell office:value-type="currency" office:value="0" table:formula="of:=[.J65]" table:style-name="ce36">
            <text:p>€ 0</text:p>
          </table:table-cell>
          <table:table-cell office:value-type="currency" office:value="-95000" table:formula="of:=[.K65]" table:style-name="ce26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Klang</text:p>
          </table:table-cell>
          <table:table-cell table:style-name="ce1"/>
          <table:table-cell office:value-type="currency" office:value="290" table:style-name="ce13">
            <text:p>€ 290,00</text:p>
          </table:table-cell>
          <table:table-cell office:value-type="string" table:style-name="ce1">
            <text:p>For use on one project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5">
            <text:p>0</text:p>
          </table:table-cell>
          <table:table-cell office:value-type="currency" office:value="54231.48000000001" table:formula="of:=[.H66]" table:style-name="ce27">
            <text:p>€ 54.231,48</text:p>
          </table:table-cell>
          <table:table-cell office:value-type="currency" office:value="49287.340000000011" table:formula="of:=[.G67]-[.B106]" table:style-name="ce13">
            <text:p>€ 49.287,34</text:p>
          </table:table-cell>
          <table:table-cell office:value-type="currency" office:value="95000" table:formula="of:=[.I66]" table:style-name="ce38">
            <text:p>€ 95.000,00</text:p>
          </table:table-cell>
          <table:table-cell office:value-type="currency" office:value="0" table:formula="of:=[.J66]" table:style-name="ce36">
            <text:p>€ 0</text:p>
          </table:table-cell>
          <table:table-cell office:value-type="currency" office:value="-95000" table:formula="of:=[.K66]" table:style-name="ce13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Costs of One time purchase Software</text:p>
          </table:table-cell>
          <table:table-cell table:style-name="ce1"/>
          <table:table-cell office:value-type="currency" office:value="639" table:formula="of:=SUM([.C66:.C67])" table:style-name="ce23">
            <text:p>€ 639,00</text:p>
          </table:table-cell>
          <table:table-cell table:style-name="ce1"/>
          <table:table-cell office:value-type="float" office:value="10" table:style-name="ce14">
            <text:p>10</text:p>
          </table:table-cell>
          <table:table-cell office:value-type="float" office:value="0" table:style-name="ce15">
            <text:p>0</text:p>
          </table:table-cell>
          <table:table-cell office:value-type="currency" office:value="49287.340000000011" table:formula="of:=[.H67]" table:style-name="ce28">
            <text:p>€ 49.287,34</text:p>
          </table:table-cell>
          <table:table-cell office:value-type="currency" office:value="44343.200000000012" table:formula="of:=[.G68]-[.B106]" table:style-name="ce13">
            <text:p>€ 44.343,20</text:p>
          </table:table-cell>
          <table:table-cell office:value-type="currency" office:value="95000" table:formula="of:=[.I67]" table:style-name="ce38">
            <text:p>€ 95.000,00</text:p>
          </table:table-cell>
          <table:table-cell office:value-type="currency" office:value="0" table:formula="of:=[.J67]" table:style-name="ce36">
            <text:p>€ 0</text:p>
          </table:table-cell>
          <table:table-cell office:value-type="currency" office:value="-95000" table:formula="of:=[.K67]" table:style-name="ce13">
            <text:p>€ -95.000,00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11" table:style-name="ce14">
            <text:p>11</text:p>
          </table:table-cell>
          <table:table-cell office:value-type="float" office:value="0" table:style-name="ce15">
            <text:p>0</text:p>
          </table:table-cell>
          <table:table-cell office:value-type="currency" office:value="44343.200000000012" table:formula="of:=[.H68]" table:style-name="ce28">
            <text:p>€ 44.343,20</text:p>
          </table:table-cell>
          <table:table-cell office:value-type="currency" office:value="6081.0600000000122" table:formula="of:=[.G69]-[.B106]-[.C96]" table:style-name="ce39">
            <text:p>€ 6.081,06</text:p>
          </table:table-cell>
          <table:table-cell office:value-type="currency" office:value="95000" table:formula="of:=[.I68]" table:style-name="ce38">
            <text:p>€ 95.000,00</text:p>
          </table:table-cell>
          <table:table-cell office:value-type="currency" office:value="0" table:formula="of:=[.J68]" table:style-name="ce36">
            <text:p>€ 0</text:p>
          </table:table-cell>
          <table:table-cell office:value-type="currency" office:value="-95000" table:formula="of:=[.K68]" table:style-name="ce17">
            <text:p>€ -95.000,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emises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er Half Year</text:p>
          </table:table-cell>
          <table:table-cell table:style-name="ce1"/>
          <table:table-cell office:value-type="float" office:value="12" table:style-name="ce14">
            <text:p>12</text:p>
          </table:table-cell>
          <table:table-cell office:value-type="float" office:value="20000" table:style-name="ce15">
            <text:p>20000</text:p>
          </table:table-cell>
          <table:table-cell office:value-type="string" table:style-name="ce44">
            <text:p>€325,880,76</text:p>
          </table:table-cell>
          <table:table-cell office:value-type="string" table:style-name="ce20">
            <text:p>€320,936,62</text:p>
          </table:table-cell>
          <table:table-cell office:value-type="currency" office:value="0" table:style-name="ce45">
            <text:p>€ 0</text:p>
          </table:table-cell>
          <table:table-cell office:value-type="currency" office:value="95000" table:formula="of:=[.I69]" table:style-name="ce38">
            <text:p>€ 95.000,00</text:p>
          </table:table-cell>
          <table:table-cell office:value-type="string" table:style-name="ce20">
            <text:p>€225,936,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.H Tromplaan 47, Enschede</text:p>
          </table:table-cell>
          <table:table-cell office:value-type="currency" office:value="425" table:style-name="ce13">
            <text:p>€ 425,00</text:p>
          </table:table-cell>
          <table:table-cell office:value-type="currency" office:value="2550" table:formula="of:=425*6" table:style-name="ce13">
            <text:p>€ 2.550,00</text:p>
          </table:table-cell>
          <table:table-cell office:value-type="string" table:style-name="ce1">
            <text:p>An all inclusive cost for all service costs and utilities<text:s/></text:p>
          </table:table-cell>
          <table:table-cell office:value-type="float" office:value="13" table:style-name="ce14">
            <text:p>13</text:p>
          </table:table-cell>
          <table:table-cell office:value-type="float" office:value="5000" table:style-name="ce15">
            <text:p>5000</text:p>
          </table:table-cell>
          <table:table-cell office:value-type="currency" office:value="400886.32" table:style-name="ce48">
            <text:p>€ 400.886,32</text:p>
          </table:table-cell>
          <table:table-cell office:value-type="string" table:style-name="ce20">
            <text:p>€395,942,18</text:p>
          </table:table-cell>
          <table:table-cell office:value-type="currency" office:value="0" table:formula="of:=[.I70]" table:style-name="ce36">
            <text:p>€ 0</text:p>
          </table:table-cell>
          <table:table-cell office:value-type="currency" office:value="13200" table:formula="of:=4400*3" table:style-name="ce46">
            <text:p>€ 13.200,00</text:p>
          </table:table-cell>
          <table:table-cell office:value-type="currency" office:value="382742.32" table:style-name="ce52">
            <text:p>€ 382.742,32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Yearly costs of Premises</text:p>
          </table:table-cell>
          <table:table-cell table:style-name="ce1"/>
          <table:table-cell office:value-type="currency" office:value="5100" table:formula="of:=425*6*2" table:style-name="ce29">
            <text:p>€ 5.100,00</text:p>
          </table:table-cell>
          <table:table-cell table:style-name="ce1"/>
          <table:table-cell office:value-type="float" office:value="14" table:style-name="ce14">
            <text:p>14</text:p>
          </table:table-cell>
          <table:table-cell office:value-type="float" office:value="2222" table:style-name="ce15">
            <text:p>2222</text:p>
          </table:table-cell>
          <table:table-cell office:value-type="currency" office:value="382742.32" table:formula="of:=[.K71]" table:style-name="ce49">
            <text:p>€ 382.742,32</text:p>
          </table:table-cell>
          <table:table-cell office:value-type="string" table:style-name="ce52">
            <text:p>€377.798.18</text:p>
          </table:table-cell>
          <table:table-cell office:value-type="currency" office:value="0" table:style-name="ce51">
            <text:p>€ 0</text:p>
          </table:table-cell>
          <table:table-cell office:value-type="currency" office:value="7461.0300000000007" table:formula="of:=2487.01*3" table:style-name="ce50">
            <text:p>€ 7.461,03</text:p>
          </table:table-cell>
          <table:table-cell office:value-type="currency" office:value="370336.93" table:style-name="ce50">
            <text:p>€ 370.336,93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otal Monthly of Premises</text:p>
          </table:table-cell>
          <table:table-cell office:value-type="currency" office:value="425" table:style-name="ce29">
            <text:p>€ 425,00</text:p>
          </table:table-cell>
          <table:table-cell table:number-columns-repeated="2" table:style-name="ce1"/>
          <table:table-cell office:value-type="float" office:value="15" table:style-name="ce14">
            <text:p>15</text:p>
          </table:table-cell>
          <table:table-cell office:value-type="float" office:value="1250" table:style-name="ce15">
            <text:p>1250</text:p>
          </table:table-cell>
          <table:table-cell office:value-type="currency" office:value="370336.93" table:formula="of:=[.K72]" table:style-name="ce49">
            <text:p>€ 370.336,93</text:p>
          </table:table-cell>
          <table:table-cell office:value-type="currency" office:value="365392.79" table:style-name="ce52">
            <text:p>€ 365.392,79</text:p>
          </table:table-cell>
          <table:table-cell office:value-type="currency" office:value="0" table:formula="of:=[.I72]" table:style-name="ce51">
            <text:p>€ 0</text:p>
          </table:table-cell>
          <table:table-cell office:value-type="currency" office:value="5996.25" table:formula="of:=1998.75*3" table:style-name="ce52">
            <text:p>€ 5.996,25</text:p>
          </table:table-cell>
          <table:table-cell office:value-type="string" table:style-name="ce52">
            <text:p>€359.396.54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16" table:style-name="ce14">
            <text:p>16</text:p>
          </table:table-cell>
          <table:table-cell office:value-type="float" office:value="800" table:style-name="ce15">
            <text:p>800</text:p>
          </table:table-cell>
          <table:table-cell office:value-type="string" office:string-value="€359.396.54" table:formula="of:=[.K73]" table:style-name="ce53">
            <text:p>€359.396.54</text:p>
          </table:table-cell>
          <table:table-cell office:value-type="currency" office:value="367244.10000000003" table:formula="of:=354452.4+12791.7" table:style-name="ce50">
            <text:p>€ 367.244,10</text:p>
          </table:table-cell>
          <table:table-cell office:value-type="currency" office:value="0" table:style-name="ce51">
            <text:p>€ 0</text:p>
          </table:table-cell>
          <table:table-cell office:value-type="currency" office:value="3837.51" table:formula="of:=1279.17*3" table:style-name="ce50">
            <text:p>€ 3.837,51</text:p>
          </table:table-cell>
          <table:table-cell office:value-type="currency" office:value="363406.58999999997" table:formula="of:=365964.93-2558.34" table:style-name="ce50">
            <text:p>€ 363.406,59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quipment</text:p>
          </table:table-cell>
          <table:table-cell table:style-name="ce30"/>
          <table:table-cell office:value-type="string" table:style-name="ce5">
            <text:p>Costs</text:p>
          </table:table-cell>
          <table:table-cell table:style-name="ce1"/>
          <table:table-cell office:value-type="float" office:value="17" table:style-name="ce14">
            <text:p>17</text:p>
          </table:table-cell>
          <table:table-cell office:value-type="float" office:value="555" table:style-name="ce15">
            <text:p>555</text:p>
          </table:table-cell>
          <table:table-cell office:value-type="currency" office:value="372281.04" table:formula="of:=[.K74]+8874.45" table:style-name="ce49">
            <text:p>€ 372.281,04</text:p>
          </table:table-cell>
          <table:table-cell office:value-type="currency" office:value="369895.24" table:formula="of:=361020.79+8874.45" table:style-name="ce50">
            <text:p>€ 369.895,24</text:p>
          </table:table-cell>
          <table:table-cell office:value-type="currency" office:value="0" table:formula="of:=[.I74]" table:style-name="ce51">
            <text:p>€ 0</text:p>
          </table:table-cell>
          <table:table-cell office:value-type="currency" office:value="887.44500000000005" table:style-name="ce50">
            <text:p>€ 887,45</text:p>
          </table:table-cell>
          <table:table-cell office:value-type="currency" office:value="369007.79499999998" table:formula="of:=[.H75]-[.J75]" table:style-name="ce50">
            <text:p>€ 369.007,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di Keyboard</text:p>
          </table:table-cell>
          <table:table-cell table:style-name="ce1"/>
          <table:table-cell office:value-type="currency" office:value="79" table:style-name="ce13">
            <text:p>€ 79,00</text:p>
          </table:table-cell>
          <table:table-cell table:style-name="ce1"/>
          <table:table-cell office:value-type="float" office:value="18" table:style-name="ce14">
            <text:p>18</text:p>
          </table:table-cell>
          <table:table-cell office:value-type="float" office:value="409" table:style-name="ce15">
            <text:p>409</text:p>
          </table:table-cell>
          <table:table-cell office:value-type="currency" office:value="375547.70499999996" table:formula="of:=[.K75]+6539.91" table:style-name="ce49">
            <text:p>€ 375.547,71</text:p>
          </table:table-cell>
          <table:table-cell office:value-type="currency" office:value="370603.57" table:formula="of:=375547.71-4944.14" table:style-name="ce50">
            <text:p>€ 370.603,57</text:p>
          </table:table-cell>
          <table:table-cell office:value-type="currency" office:value="0" table:style-name="ce51">
            <text:p>€ 0</text:p>
          </table:table-cell>
          <table:table-cell office:value-type="currency" office:value="1961.97" table:style-name="ce50">
            <text:p>€ 1.961,97</text:p>
          </table:table-cell>
          <table:table-cell office:value-type="string" table:style-name="ce20">
            <text:p>€368.641.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sks</text:p>
          </table:table-cell>
          <table:table-cell table:style-name="ce1"/>
          <table:table-cell office:value-type="currency" office:value="419.7" table:style-name="ce13">
            <text:p>€ 419,70</text:p>
          </table:table-cell>
          <table:table-cell table:number-columns-repeated="5" table:style-name="ce1"/>
          <table:table-cell table:style-name="ce51"/>
          <table:table-cell table:number-columns-repeated="16375" table:style-name="ce1"/>
        </table:table-row>
        <table:table-row table:style-name="ro1">
          <table:table-cell office:value-type="string" table:style-name="ce1">
            <text:p>Desk Chairs</text:p>
          </table:table-cell>
          <table:table-cell table:style-name="ce1"/>
          <table:table-cell office:value-type="currency" office:value="77.7" table:style-name="ce13">
            <text:p>€ 77,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Cost of Equipment</text:p>
          </table:table-cell>
          <table:table-cell table:style-name="ce1"/>
          <table:table-cell office:value-type="currency" office:value="576.4" table:formula="of:=SUM([.C76:.C78])" table:style-name="ce29">
            <text:p>€ 576,4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urance</text:p>
          </table:table-cell>
          <table:table-cell office:value-type="string" table:style-name="ce30">
            <text:p>Per Month</text:p>
          </table:table-cell>
          <table:table-cell office:value-type="string" table:style-name="ce5">
            <text:p>Per Half ye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ability Insurance</text:p>
          </table:table-cell>
          <table:table-cell office:value-type="currency" office:value="10.6" table:style-name="ce13">
            <text:p>€ 10,60</text:p>
          </table:table-cell>
          <table:table-cell office:value-type="currency" office:value="63.599999999999994" table:formula="of:=10.6*6" table:style-name="ce13">
            <text:p>€ 63,6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ers Compensation Insurance</text:p>
          </table:table-cell>
          <table:table-cell office:value-type="currency" office:value="30.6" table:style-name="ce13">
            <text:p>€ 30,60</text:p>
          </table:table-cell>
          <table:table-cell office:value-type="currency" office:value="183.60000000000002" table:formula="of:=30.6*6" table:style-name="ce13">
            <text:p>€ 183,6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Yearly cost of Insurance</text:p>
          </table:table-cell>
          <table:table-cell table:style-name="ce1"/>
          <table:table-cell office:value-type="currency" office:value="494.40000000000003" table:formula="of:=SUM([.C82:.C83])*2" table:style-name="ce47">
            <text:p>€ 494,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Monthly Cost of Insurance</text:p>
          </table:table-cell>
          <table:table-cell office:value-type="float" office:value="41.2" table:formula="of:=SUM([.B82:.B83])" table:style-name="ce22">
            <text:p>41,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arketing</text:p>
          </table:table-cell>
          <table:table-cell table:style-name="ce4"/>
          <table:table-cell office:value-type="string" table:style-name="ce5">
            <text:p>Campaign Lengt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ogle Ads</text:p>
          </table:table-cell>
          <table:table-cell table:style-name="ce1"/>
          <table:table-cell office:value-type="currency" office:value="608" table:style-name="ce13">
            <text:p>€ 608,00</text:p>
          </table:table-cell>
          <table:table-cell office:value-type="string" table:style-name="ce1">
            <text:p>1 month campaign reaching 25,000(up to 200 clicks) people per day to the steam p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outube Sponsored Videos</text:p>
          </table:table-cell>
          <table:table-cell table:style-name="ce1"/>
          <table:table-cell office:value-type="currency" office:value="3000" table:style-name="ce13">
            <text:p>€ 3.000,00</text:p>
          </table:table-cell>
          <table:table-cell office:value-type="string" table:style-name="ce1">
            <text:p>3 Youtubers releasing 3 videos playing the game in the days before the release (Audience size 100,000 - 3m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cebook Ad</text:p>
          </table:table-cell>
          <table:table-cell table:style-name="ce1"/>
          <table:table-cell office:value-type="currency" office:value="210" table:style-name="ce6">
            <text:p>€ 210</text:p>
          </table:table-cell>
          <table:table-cell office:value-type="string" table:style-name="ce1">
            <text:p>500 clicks per day one week after relea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escom</text:p>
          </table:table-cell>
          <table:table-cell table:style-name="ce1"/>
          <table:table-cell office:value-type="currency" office:value="8000" table:style-name="ce46">
            <text:p>€ 8.000,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x East</text:p>
          </table:table-cell>
          <table:table-cell table:style-name="ce1"/>
          <table:table-cell office:value-type="currency" office:value="10000" table:style-name="ce46">
            <text:p>€ 10.000,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ummer In the City</text:p>
          </table:table-cell>
          <table:table-cell table:style-name="ce1"/>
          <table:table-cell office:value-type="currency" office:value="5000" table:style-name="ce46">
            <text:p>€ 5.000,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lands</text:p>
          </table:table-cell>
          <table:table-cell table:style-name="ce1"/>
          <table:table-cell office:value-type="currency" office:value="6000" table:style-name="ce46">
            <text:p>€ 6.000,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etitions</text:p>
          </table:table-cell>
          <table:table-cell table:style-name="ce1"/>
          <table:table-cell office:value-type="currency" office:value="500" table:style-name="ce36">
            <text:p>€ 5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Marketing Costs:</text:p>
          </table:table-cell>
          <table:table-cell table:style-name="ce1"/>
          <table:table-cell office:value-type="currency" office:value="33318" table:formula="of:=[.C95]+[.C94]+[.C93]+[.C92]+[.C91]+[.C90]+[.C89]+[.C88]" table:style-name="ce29">
            <text:p>€ 33.318,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laytesters</text:p>
          </table:table-cell>
          <table:table-cell table:style-name="ce4"/>
          <table:table-cell office:value-type="string" table:style-name="ce5">
            <text:p>Total Projec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ytesters</text:p>
          </table:table-cell>
          <table:table-cell table:style-name="ce1"/>
          <table:table-cell office:value-type="currency" office:value="9.6" table:style-name="ce37">
            <text:p>€ 9,6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</text:p>
          </table:table-cell>
          <table:table-cell table:style-name="ce1"/>
          <table:table-cell office:value-type="currency" office:value="9.6" table:style-name="ce42">
            <text:p>€ 9,600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2 days per week for 3 months of development 5 peopl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bution Cost</text:p>
          </table:table-cell>
          <table:table-cell table:style-name="ce4"/>
          <table:table-cell office:value-type="string" table:style-name="ce5">
            <text:p>One Off Pay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eam</text:p>
          </table:table-cell>
          <table:table-cell table:style-name="ce1"/>
          <table:table-cell office:value-type="currency" office:value="100" table:style-name="ce6">
            <text:p>€ 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 Distribution Cost</text:p>
          </table:table-cell>
          <table:table-cell table:style-name="ce1"/>
          <table:table-cell office:value-type="currency" office:value="100" table:style-name="ce31">
            <text:p>€ 1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 Cost of Production before VAT P/M</text:p>
          </table:table-cell>
          <table:table-cell office:value-type="currency" office:value="4944.1400000000003" table:formula="of:=[.B85]+[.B73]+[.B54]+3600" table:style-name="ce32">
            <text:p>€ 4.944,14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3"/>
          <table:table-cell table:style-name="ce33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before VAT P/Y</text:p>
          </table:table-cell>
          <table:table-cell table:style-name="ce4"/>
          <table:table-cell office:value-type="currency" office:value="93972.775999999998" table:formula="of:=[.C104]+[.C100]+[.C96]+[.C84]+[.C79]+[.C72]+[.C68]+[.C53]+43200" table:style-name="ce34">
            <text:p>€ 93.972,7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After VAT P/Y</text:p>
          </table:table-cell>
          <table:table-cell table:style-name="ce4"/>
          <table:table-cell office:value-type="currency" office:value="91401.289040000003" table:formula="of:=((([.C53]+[.C68]+[.C79]+[.C84])/100)*79) + [.C104]+[.C96]+[.C72]+[.C100]+43200" table:style-name="ce35">
            <text:p>€ 91.401,29</text:p>
          </table:table-cell>
          <table:table-cell table:number-columns-repeated="16381" table:style-name="ce1"/>
        </table:table-row>
        <table:table-row table:number-rows-repeated="10484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€</number:currency-symbol>
      <number:text> </number:text>
      <number:number number:decimal-places="0" number:min-integer-digits="1" number:grouping="true"/>
    </number:currency-style>
    <number:currency-style style:name="N10">
      <style:text-properties fo:color="#FF0000"/>
      <number:currency-symbol>€</number:currency-symbol>
      <number:text> -</number:text>
      <number:number number:decimal-places="0" number:min-integer-digits="1" number:grouping="true"/>
      <style:map style:condition="value()&gt;=0" style:apply-style-name="N10P0"/>
    </number:currency-style>
    <number:currency-style style:name="N12P0">
      <number:currency-symbol>€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currency-symbol>€</number:currency-symbol>
      <number:text> -</number:text>
      <number:number number:decimal-places="2" number:min-integer-digits="1" number:grouping="true"/>
      <style:map style:condition="value()&gt;=0" style:apply-style-name="N12P0"/>
    </number:currency-style>
    <number:currency-style style:name="N36P0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36" number:language="en" number:country="NL">
      <style:text-properties fo:color="#FF0000"/>
      <number:currency-symbol number:language="en" number:country="NL">€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currency-style style:name="N37P0" number:language="fy" number:country="NL">
      <number:currency-symbol number:language="fy" number:country="NL">€</number:currency-symbol>
      <number:text> </number:text>
      <number:number number:decimal-places="2" number:min-integer-digits="1" number:grouping="true"/>
    </number:currency-style>
    <number:currency-style style:name="N37" number:language="fy" number:country="NL">
      <style:text-properties fo:color="#FF0000"/>
      <number:currency-symbol number:language="fy" number:country="NL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number:currency-style style:name="N38P0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38" number:language="en" number:country="NL">
      <style:text-properties fo:color="#FF0000"/>
      <number:currency-symbol number:language="en" number:country="NL">€</number:currency-symbol>
      <number:text> </number:text>
      <number:number number:decimal-places="2" number:min-integer-digits="1" number:grouping="true"/>
      <style:map style:condition="value()&gt;=0" style:apply-style-name="N38P0"/>
    </number:currency-style>
    <number:currency-style style:name="N39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40P0" number:language="en" number:country="NL">
      <number:currency-symbol number:language="en" number:country="NL">€</number:currency-symbol>
      <number:text> </number:text>
      <number:number number:decimal-places="0" number:min-integer-digits="1" number:grouping="true"/>
    </number:currency-style>
    <number:currency-style style:name="N40" number:language="en" number:country="NL">
      <style:text-properties fo:color="#FF0000"/>
      <number:currency-symbol number:language="en" number:country="NL">€</number:currency-symbol>
      <number:text> -</number:text>
      <number:number number:decimal-places="0" number:min-integer-digits="1" number:grouping="true"/>
      <style:map style:condition="value()&gt;=0" style:apply-style-name="N40P0"/>
    </number:currency-style>
    <number:currency-style style:name="N41P0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41" number:language="en" number:country="NL">
      <style:text-properties fo:color="#FF0000"/>
      <number:currency-symbol number:language="en" number:country="NL">€</number:currency-symbol>
      <number:text> -</number:text>
      <number:number number:decimal-places="2" number:min-integer-digits="1" number:grouping="true"/>
      <style:map style:condition="value()&gt;=0" style:apply-style-name="N41P0"/>
    </number:currency-style>
    <number:currency-style style:name="N42P0" number:language="en" number:country="NL">
      <number:currency-symbol number:language="en" number:country="NL">€</number:currency-symbol>
      <number:text> </number:text>
      <number:number number:decimal-places="3" number:min-integer-digits="1" number:grouping="true"/>
    </number:currency-style>
    <number:currency-style style:name="N42" number:language="en" number:country="NL">
      <style:text-properties fo:color="#FF0000"/>
      <number:currency-symbol number:language="en" number:country="NL">€</number:currency-symbol>
      <number:text> -</number:text>
      <number:number number:decimal-places="3" number:min-integer-digits="1" number:grouping="true"/>
      <style:map style:condition="value()&gt;=0" style:apply-style-name="N42P0"/>
    </number:currency-style>
    <number:currency-style style:name="N43P0" number:language="en" number:country="NL">
      <number:currency-symbol number:language="en" number:country="NL">€</number:currency-symbol>
      <number:text> </number:text>
      <number:number number:decimal-places="0" number:min-integer-digits="1" number:grouping="true"/>
    </number:currency-style>
    <number:currency-style style:name="N43" number:language="en" number:country="NL">
      <style:text-properties fo:color="#FF0000"/>
      <number:currency-symbol number:language="en" number:country="NL">€</number:currency-symbol>
      <number:text> -</number:text>
      <number:number number:decimal-places="0" number:min-integer-digits="1" number:grouping="true"/>
      <style:map style:condition="value()&gt;=0" style:apply-style-name="N43P0"/>
    </number:currency-style>
    <number:currency-style style:name="N44" number:language="en" number:country="NL">
      <number:currency-symbol number:language="en" number:country="NL">€</number:currency-symbol>
      <number:text> </number:text>
      <number:number number:decimal-places="0" number:min-integer-digits="1" number:grouping="true"/>
    </number:currency-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Robert Day O'Connor</meta:initial-creator>
    <dc:creator>Robert Day O'Connor</dc:creator>
    <meta:creation-date>2020-03-04T10:35:07Z</meta:creation-date>
    <dc:date>2020-03-05T09:59:17Z</dc:date>
  </office:meta>
</office:document-meta>
</file>